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6F000003DC9EE7729FBDC25CF0.png" manifest:media-type="image/png"/>
  <manifest:file-entry manifest:full-path="Pictures/100000000000076C000003D97E18AF96A9E40945.png" manifest:media-type="image/png"/>
  <manifest:file-entry manifest:full-path="Pictures/1000000000000776000003DA647F4A4BF2588EC9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draw:frame draw:style-name="fr4" draw:name="Изображение1" text:anchor-type="char" svg:width="18cm" svg:height="9.335cm" draw:z-index="0"><draw:image xlink:href="Pictures/100000000000076C000003D97E18AF96A9E40945.png" xlink:type="simple" xlink:show="embed" xlink:actuate="onLoad" draw:mime-type="image/png"/></draw:frame><text:s/></text:p>
      <text:p text:style-name="P7"/>
      <text:p text:style-name="P7"><draw:frame draw:style-name="fr3" draw:name="Изображение2" text:anchor-type="char" svg:width="18cm" svg:height="9.289cm" draw:z-index="1"><draw:image xlink:href="Pictures/1000000000000776000003DA647F4A4BF2588EC9.png" xlink:type="simple" xlink:show="embed" xlink:actuate="onLoad" draw:mime-type="image/png"/></draw:frame><text:s/></text:p>
      <text:p text:style-name="P7"><draw:frame draw:style-name="fr2" draw:name="Изображение3" text:anchor-type="char" svg:width="18cm" svg:height="9.347cm" draw:z-index="2"><draw:image xlink:href="Pictures/100000000000076F000003DC9EE7729FBDC25CF0.png" xlink:type="simple" xlink:show="embed" xlink:actuate="onLoad" draw:mime-type="image/png"/></draw:frame><text:soft-page-break/><text:s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59:36.974459892</meta:creation-date>
    <dc:title>Default</dc:title>
    <meta:editing-cycles>2</meta:editing-cycles>
    <meta:editing-duration>PT1H45M57S</meta:editing-duration>
    <meta:generator>LibreOffice/7.5.2.1$Linux_X86_64 LibreOffice_project/50$Build-1</meta:generator>
    <dc:date>2023-11-13T11:45:37.893619282</dc:date>
    <meta:document-statistic meta:table-count="1" meta:image-count="3" meta:object-count="0" meta:page-count="2" meta:paragraph-count="13" meta:word-count="23" meta:character-count="89" meta:non-whitespace-character-count="73"/>
  </office:meta>
</office:document-meta>
</file>